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OpenSymbol" svg:font-family="OpenSymbol"/>
    <style:font-face style:name="Segoe UI" svg:font-family="'Segoe UI', 'Segoe UI Web (West European)', 'Segoe UI', apple-system, BlinkMacSystemFont, Roboto, 'Helvetica Neue',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list-style-name="L2">
      <style:paragraph-properties fo:orphans="2" fo:widows="2"/>
    </style:style>
    <style:style style:name="P3" style:family="paragraph" style:parent-style-name="Text_20_body" style:list-style-name="L3">
      <style:paragraph-properties fo:orphans="2" fo:widows="2"/>
    </style:style>
    <style:style style:name="P4" style:family="paragraph" style:parent-style-name="Text_20_body" style:list-style-name="L4">
      <style:paragraph-properties fo:orphans="2" fo:widows="2"/>
    </style:style>
    <style:style style:name="P5" style:family="paragraph" style:parent-style-name="Text_20_body" style:list-style-name="L5">
      <style:paragraph-properties fo:orphans="2" fo:widows="2"/>
    </style:style>
    <style:style style:name="P6" style:family="paragraph" style:parent-style-name="Text_20_body" style:list-style-name="L6">
      <style:paragraph-properties fo:orphans="2" fo:widows="2"/>
    </style:style>
    <style:style style:name="P7" style:family="paragraph" style:parent-style-name="Text_20_body" style:list-style-name="L7">
      <style:paragraph-properties fo:orphans="2" fo:widows="2"/>
    </style:style>
    <style:style style:name="P8" style:family="paragraph" style:parent-style-name="Text_20_body" style:list-style-name="L8">
      <style:paragraph-properties fo:orphans="2" fo:widows="2"/>
    </style:style>
    <style:style style:name="P9" style:family="paragraph" style:parent-style-name="Text_20_body">
      <style:paragraph-properties fo:margin-left="0in" fo:margin-right="0in" fo:orphans="2" fo:widows="2" fo:text-indent="0in" style:auto-text-indent="false"/>
      <style:text-properties fo:font-variant="normal" fo:text-transform="none" fo:color="#333333" style:font-name="Segoe UI" fo:font-size="10.5pt" fo:letter-spacing="normal" fo:font-style="normal" fo:font-weight="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333333" fo:letter-spacing="normal"/>
    </style:style>
    <style:style style:name="P11" style:family="paragraph" style:parent-style-name="Text_20_body" style:list-style-name="L1">
      <style:paragraph-properties fo:margin-top="0in" fo:margin-bottom="0in" fo:orphans="2" fo:widows="2"/>
    </style:style>
    <style:style style:name="P12" style:family="paragraph" style:parent-style-name="Text_20_body" style:list-style-name="L6">
      <style:paragraph-properties fo:margin-top="0in" fo:margin-bottom="0in" fo:orphans="2" fo:widows="2"/>
    </style:style>
    <style:style style:name="P13" style:family="paragraph" style:parent-style-name="Text_20_body" style:list-style-name="L7">
      <style:paragraph-properties fo:margin-top="0in" fo:margin-bottom="0in" fo:orphans="2" fo:widows="2"/>
    </style:style>
    <style:style style:name="P14" style:family="paragraph" style:parent-style-name="Text_20_body" style:list-style-name="L8">
      <style:paragraph-properties fo:margin-top="0in" fo:margin-bottom="0in" fo:orphans="2" fo:widows="2"/>
    </style:style>
    <style:style style:name="P15" style:family="paragraph" style:parent-style-name="Preformatted_20_Text">
      <style:paragraph-properties fo:margin-left="0in" fo:margin-right="0in" fo:margin-top="0in" fo:margin-bottom="0in" fo:line-height="145%" fo:orphans="2" fo:widows="2" fo:text-indent="0in" style:auto-text-indent="false" fo:background-color="#f7f7f7" fo:padding="0in" fo:border="none">
        <style:background-image/>
      </style:paragraph-properties>
    </style:style>
    <style:style style:name="P16" style:family="paragraph" style:parent-style-name="Preformatted_20_Text">
      <style:paragraph-properties fo:margin-top="0in" fo:margin-bottom="0in" fo:line-height="145%" fo:orphans="2" fo:widows="2" fo:background-color="#f7f7f7" fo:padding="0in" fo:border="none">
        <style:background-image/>
      </style:paragraph-properties>
    </style:style>
    <style:style style:name="P17" style:family="paragraph" style:parent-style-name="Heading_20_2">
      <style:text-properties fo:font-variant="normal" fo:text-transform="none" fo:color="#333333" style:font-name="Segoe UI" fo:letter-spacing="normal" fo:font-style="normal"/>
    </style:style>
    <style:style style:name="P18" style:family="paragraph" style:parent-style-name="Heading_20_2">
      <style:paragraph-properties fo:margin-left="0in" fo:margin-right="0in" fo:margin-top="0in" fo:margin-bottom="0.1665in" fo:orphans="2" fo:widows="2" fo:text-indent="0in" style:auto-text-indent="false" fo:padding-left="0in" fo:padding-right="0in" fo:padding-top="0in" fo:padding-bottom="0.1043in" fo:border-left="none" fo:border-right="none" fo:border-top="none" fo:border-bottom="0.0008in solid #eeeeee"/>
      <style:text-properties fo:font-variant="normal" fo:text-transform="none" fo:color="#333333" style:font-name="Segoe UI" fo:letter-spacing="normal" fo:font-style="normal"/>
    </style:style>
    <style:style style:name="P19" style:family="paragraph" style:parent-style-name="Heading_20_3">
      <style:paragraph-properties fo:margin-left="0in" fo:margin-right="0in" fo:margin-top="0in" fo:margin-bottom="0.1665in" fo:line-height="140%" fo:orphans="2" fo:widows="2" fo:text-indent="0in" style:auto-text-indent="false"/>
      <style:text-properties fo:font-variant="normal" fo:text-transform="none" fo:color="#333333" style:font-name="Segoe UI" fo:letter-spacing="normal" fo:font-style="normal"/>
    </style:style>
    <style:style style:name="T1" style:family="text">
      <style:text-properties fo:font-variant="normal" fo:text-transform="none" fo:color="#333333" style:font-name="Segoe UI" fo:font-size="10.5pt" fo:letter-spacing="normal" fo:font-style="normal" fo:font-weight="normal"/>
    </style:style>
    <style:style style:name="T2" style:family="text">
      <style:text-properties fo:font-variant="normal" fo:text-transform="none" fo:color="#333333" style:font-name="Segoe UI" fo:letter-spacing="normal" fo:font-style="normal" fo:font-weight="normal"/>
    </style:style>
    <style:style style:name="T3" style:family="text">
      <style:text-properties fo:font-variant="normal" fo:text-transform="none" fo:color="#333333" style:font-name="Consolas" fo:font-size="8.25pt" fo:letter-spacing="normal" fo:font-style="normal" fo:font-weight="normal"/>
    </style:style>
    <style:style style:name="T4" style:family="text">
      <style:text-properties fo:font-variant="normal" fo:text-transform="none" fo:color="#333333" style:text-line-through-style="solid" style:font-name="Segoe UI" fo:font-size="10.5pt" fo:letter-spacing="normal" fo:font-style="normal" fo:font-weight="normal"/>
    </style:style>
    <style:style style:name="T5" style:family="text">
      <style:text-properties fo:font-size="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a xlink:type="simple" xlink:href="https://marketplace.visualstudio.com/items?itemName=PrecisionInfinity.AutomaticVersions" text:style-name="Internet_20_link" text:visited-style-name="Visited_20_Internet_20_Link">https://marketplace.visualstudio.com/items?itemName=PrecisionInfinity.AutomaticVersions</text:a></text:p>
      <text:p text:style-name="Standard"/>
      <text:h text:style-name="P17" text:outline-level="2"><text:bookmark text:name="user-content-support"/>Support</text:h>
      <text:p text:style-name="P9">Please use the Q&amp;A tab for all bug reports. If you do have an issue, we'd love the chance to resolve it before you post a review. We want the tool to be an awesome improvement to your daily productivity and to always work as you expect.</text:p>
      <text:h text:style-name="P18" text:outline-level="2"><text:bookmark text:name="user-content-features%2Fdocumentation"/>Features/Documentation</text:h>
      <text:p text:style-name="P9">The Automatic Versions plugin is designed to improve productivity by automatically incrementing Assembly, AssemblyFile, AssemblyInfo, ClickOnce, and package version(s) for C# and VB projects for Full .Net, .Net Standard and .Net Core.</text:p>
      <text:p text:style-name="P9">Settings are configurable as granularly as the at the Configuration (Debug/Release) level of a Project, or more generically at the Solution level, or a global user default for all solutions. Additionally, Regular .Net projects can also have settings at the project level to apply to all configurations.</text:p>
      <text:p text:style-name="P9">For each level that settings can be applied the following options are available:</text:p>
      <text:p text:style-name="P10"><draw:frame draw:style-name="fr1" draw:name="graphics1" text:anchor-type="as-char" svg:width="2.6874in" svg:height="1.552in" draw:z-index="0"><draw:image xlink:href="https://precisioninfinity.gallerycdn.vsassets.io/extensions/precisioninfinity/automaticversions/1.11.50/1522599056397/Version_Type_Dropdown_Options.png" xlink:type="simple" xlink:show="embed" xlink:actuate="onLoad"/><svg:title>Version_Type_Dropdown_Options.png</svg:title></draw:frame></text:p>
      <text:list xml:id="list5717771080808543665" text:style-name="L1">
        <text:list-item>
          <text:p text:style-name="P11"><text:span text:style-name="Strong_20_Emphasis"><text:span text:style-name="T1">Inherit/Not Set</text:span></text:span><text:span text:style-name="T1"> - Each Version type has the option to inherit settings from a parent level, or in the case of the global defaults, </text:span><text:span text:style-name="Strong_20_Emphasis"><text:span text:style-name="T1">Not Set</text:span></text:span><text:span text:style-name="T1">, is used to tell Automatic Versions not to do anything with that version type</text:span></text:p>
        </text:list-item>
        <text:list-item>
          <text:p text:style-name="P11"><text:span text:style-name="Strong_20_Emphasis"><text:span text:style-name="T1">Custom System.Version</text:span></text:span><text:span text:style-name="T1"> - Allows incrementation options for the Major.Minor.Build.Revision version format</text:span></text:p>
        </text:list-item>
        <text:list-item>
          <text:p text:style-name="P1"><text:span text:style-name="Strong_20_Emphasis"><text:span text:style-name="T1">Custom Semantic Version (BETA/PRO)</text:span></text:span><text:span text:style-name="T1"> - Allows options for Major.Minor.Patch-prerelease version format (This setting is only available for AssemblyInfo (Full .Net) and Package (.Net Standard/Core).</text:span></text:p>
        </text:list-item>
      </text:list>
      <text:h text:style-name="P19" text:outline-level="3"><text:bookmark text:name="user-content-version-types%3A"/>Version Types:</text:h>
      <text:list xml:id="list3168273483042559212" text:style-name="L2">
        <text:list-item>
          <text:p text:style-name="P2"><text:span text:style-name="Strong_20_Emphasis"><text:span text:style-name="T1">Assembly Version</text:span></text:span><text:span text:style-name="T1"> - If set, updates the AssemblyVersion attribute in the AssemblyInfo.cs./vb file. This value is used by .Net to determine which version of a library to load if strong naming is used. This version number can be referenced using the following code snippet:</text:span></text:p>
        </text:list-item>
      </text:list>
      <text:p text:style-name="P15"><text:span text:style-name="Source_20_Text"><text:span text:style-name="T3">var version = System.Reflection.Assembly.GetExecutingAssembly().GetName().Version;</text:span></text:span></text:p>
      <text:p text:style-name="P16"><text:span text:style-name="Source_20_Text"><text:span text:style-name="T3">Console.WriteLine(version); // -&gt; "1.1.2.10"</text:span></text:span></text:p>
      <text:list xml:id="list873718835082931881" text:style-name="L3">
        <text:list-item>
          <text:p text:style-name="P3"><text:span text:style-name="Strong_20_Emphasis"><text:span text:style-name="T1">Assembly File Version</text:span></text:span><text:span text:style-name="T1"> - If set, updates the AssemblyFileVersion attribute in the AssemblyInfo.cs/.vb file. This value is used by the operating system as the "File Version" in the details tab of the dll or exe. An example of how the file version can be used is to increment it if you apply a patch to your </text:span><text:soft-page-break/><text:span text:style-name="T1">product where the functional underlying APIs are the same for backwards compatibility. You would leave the AssemblyVersion the same, but increment the FileVersion to know which dlls/exes had the patch and which did not. File version can be accessed from code with the following:</text:span></text:p>
        </text:list-item>
      </text:list>
      <text:p text:style-name="P15"><text:span text:style-name="Source_20_Text"><text:span text:style-name="T3">var assemblyLocation = System.Reflection.Assembly.GetExecutingAssembly().Location;</text:span></text:span></text:p>
      <text:p text:style-name="P16"><text:span text:style-name="Source_20_Text"><text:span text:style-name="T3">var fileVersion = System.Diagnostics.FileVersionInfo.GetVersionInfo(assemblyLocation).FileVersion; </text:span></text:span></text:p>
      <text:p text:style-name="P16"><text:span text:style-name="Source_20_Text"><text:span text:style-name="T3">Console.WriteLine(fileVersion); // -&gt; "1.2.32.2"</text:span></text:span></text:p>
      <text:list xml:id="list7072628064777529872" text:style-name="L4">
        <text:list-item>
          <text:p text:style-name="P4"><text:span text:style-name="Strong_20_Emphasis"><text:span text:style-name="T1">Assembly Info Version</text:span></text:span><text:span text:style-name="T1"> - (.Net Framework) If set, updates the AssemblyInformationalVersion attribute in the AssemblyInfo.cs/.vb file. This value is used by the operating system as the "Product version" in the details tab of the dll or exe. This version type is special because it has the option to be used for Semantic Versioning, which can be used for NuGet Publishes. Alternatively, this version attribute can have 'prefix text' that can contain your product name. To use Prefix text, set the static Prefix text in the AssemblyInfo file and Automatic Versions will ignore it and only update the version numbers. Don't use prefix text with Semantic Versioning because the Semantic Versioning specification doesn't allow it. Assembly Informational Version can be accessed with the following code:</text:span></text:p>
        </text:list-item>
      </text:list>
      <text:p text:style-name="P15"><text:span text:style-name="Source_20_Text"><text:span text:style-name="T3">var assemblyLocation = System.Reflection.Assembly.GetExecutingAssembly().Location;</text:span></text:span></text:p>
      <text:p text:style-name="P16"><text:span text:style-name="Source_20_Text"><text:span text:style-name="T3">var version = System.Diagnostics.FileVersionInfo.GetVersionInfo(assemblyLocation).ProductVersion; </text:span></text:span></text:p>
      <text:p text:style-name="P16"><text:span text:style-name="Source_20_Text"><text:span text:style-name="T3">Console.WriteLine(version); // -&gt; "1.2.32-alpha-01"</text:span></text:span></text:p>
      <text:list xml:id="list5334945834000671201" text:style-name="L5">
        <text:list-item>
          <text:p text:style-name="P5"><text:span text:style-name="Strong_20_Emphasis"><text:span text:style-name="T1">Package Version</text:span></text:span><text:span text:style-name="T1"> (BETA/PRO) - (.Net Standard/Core) If set, updates the Package Version attribute and will automatically be used in the nuget package manifest. The only option for this is Semantic Version. The way to get this version in your project is the same as Assembly Info Version.</text:span></text:p>
        </text:list-item>
        <text:list-item>
          <text:p text:style-name="P5"><text:span text:style-name="Strong_20_Emphasis"><text:span text:style-name="T1">ClickOnce Version</text:span></text:span><text:span text:style-name="T1"> (BETA/PRO) - If set, updates the ClickOnce Version to match the AssemblyVersion or AssemblyFileVersion.</text:span></text:p>
        </text:list-item>
      </text:list>
      <text:h text:style-name="P19" text:outline-level="3"><text:bookmark text:name="user-content-custom-system.version-options"/>Custom System.Version Options</text:h>
      <text:p text:style-name="P9">Major, Minor, Build, and Revision can be individually configured to the incrementation type desired:</text:p>
      <text:p text:style-name="P10"><draw:frame draw:style-name="fr1" draw:name="graphics2" text:anchor-type="as-char" svg:width="5.5in" svg:height="0.6354in" draw:z-index="1"><draw:image xlink:href="https://precisioninfinity.gallerycdn.vsassets.io/extensions/precisioninfinity/automaticversions/1.11.50/1522599056397/image.png" xlink:type="simple" xlink:show="embed" xlink:actuate="onLoad"/><svg:title>image.png</svg:title></draw:frame></text:p>
      <text:p text:style-name="P9">In these examples, we use the date July 29th 2024, 1:30pm</text:p>
      <text:list xml:id="list424659885080340341" text:style-name="L6">
        <text:list-item>
          <text:p text:style-name="P12"><text:span text:style-name="Strong_20_Emphasis"><text:span text:style-name="T4">None</text:span></text:span><text:span text:style-name="T4"> - Do not increment this value.</text:span></text:p>
        </text:list-item>
        <text:list-item>
          <text:p text:style-name="P12"><text:span text:style-name="Strong_20_Emphasis"><text:span text:style-name="T4">Increment (Always)</text:span></text:span><text:span text:style-name="T4"> - Always Increments this value by 1*</text:span></text:p>
        </text:list-item>
        <text:list-item>
          <text:p text:style-name="P12"><text:span text:style-name="Strong_20_Emphasis"><text:span text:style-name="T4">Increment w/AutoReset</text:span></text:span><text:span text:style-name="T4"> - Increments this value by 1, unless a more significant number increases, in which case it will reset to 0.</text:span></text:p>
        </text:list-item>
        <text:list-item>
          <text:p text:style-name="P12"><text:span text:style-name="Strong_20_Emphasis"><text:span text:style-name="T4">On Demand (Build New Version)</text:span></text:span><text:span text:style-name="T4"> - Increment this value by 1 only when a build is initiated using the </text:span><text:span text:style-name="Strong_20_Emphasis"><text:span text:style-name="T4">Build New Version</text:span></text:span><text:span text:style-name="T4"> command (on the context menu of each project). You can set this value on both the Major and the Minor numbers and use the context menu (see usage below) to control which one is incremented.</text:span></text:p>
        </text:list-item>
        <text:list-item>
          <text:p text:style-name="P12"><text:span text:style-name="Strong_20_Emphasis"><text:span text:style-name="T4">On Demand w/Reset (Obsolete)</text:span></text:span><text:span text:style-name="T4"> - Use Increment w/AutoReset instead. This feature may not be supported in future versions of the product. (Legacy functionality: Increment this value by 1 only when a build is initiated using the </text:span><text:span text:style-name="Strong_20_Emphasis"><text:span text:style-name="T4">Build New Version</text:span></text:span><text:span text:style-name="T4"> command (on the context menu of each project). Resets all </text:span><text:span text:style-name="Strong_20_Emphasis"><text:span text:style-name="T4">Increment</text:span></text:span><text:span text:style-name="T4"> sub-values.)</text:span></text:p>
        </text:list-item>
        <text:list-item>
          <text:p text:style-name="P12"><text:span text:style-name="Strong_20_Emphasis"><text:span text:style-name="T4">Day Of Year (ddd)</text:span></text:span><text:span text:style-name="T4"> - Set this value to DateTime.UtcNow.DayOfYear: 211.</text:span></text:p>
        </text:list-item>
        <text:list-item>
          <text:p text:style-name="P12"><text:soft-page-break/><text:span text:style-name="Strong_20_Emphasis"><text:span text:style-name="T4">Day (dd)</text:span></text:span><text:span text:style-name="T4"> - Set this value to the current day of the month: 29.</text:span></text:p>
        </text:list-item>
        <text:list-item>
          <text:p text:style-name="P12"><text:span text:style-name="Strong_20_Emphasis"><text:span text:style-name="T4">Month (MM)</text:span></text:span><text:span text:style-name="T4"> - Set this value to the current month of the year: 7.</text:span></text:p>
        </text:list-item>
        <text:list-item>
          <text:p text:style-name="P12"><text:span text:style-name="Strong_20_Emphasis"><text:span text:style-name="T4">Year (yyyy)</text:span></text:span><text:span text:style-name="T4"> - Set this value to the current year: 2024.</text:span></text:p>
        </text:list-item>
        <text:list-item>
          <text:p text:style-name="P12"><text:span text:style-name="Strong_20_Emphasis"><text:span text:style-name="T4">Short Year (yy)</text:span></text:span><text:span text:style-name="T4"> - Set this value to 2 digit current year: 24.</text:span></text:p>
        </text:list-item>
        <text:list-item>
          <text:p text:style-name="P12"><text:span text:style-name="Strong_20_Emphasis"><text:span text:style-name="T4">Date (yyddd)</text:span></text:span><text:span text:style-name="T4"> - Set this value to the current date (yyddd format - where ddd is the day of year)**: 24211.</text:span></text:p>
        </text:list-item>
        <text:list-item>
          <text:p text:style-name="P12"><text:span text:style-name="Strong_20_Emphasis"><text:span text:style-name="T4">Date (MMdd)</text:span></text:span><text:span text:style-name="T4"> - Set this value to the current date (MMdd) where MM is a 2-digit month and dd is a 2-digit day of month: 0729.</text:span></text:p>
        </text:list-item>
        <text:list-item>
          <text:p text:style-name="P12"><text:span text:style-name="Strong_20_Emphasis"><text:span text:style-name="T4">UTC Time (HHmm)</text:span></text:span><text:span text:style-name="T4"> - Set this value to the current time (HHmm format): 1330.</text:span></text:p>
        </text:list-item>
        <text:list-item>
          <text:p text:style-name="P12"><text:span text:style-name="Strong_20_Emphasis"><text:span text:style-name="T4">Delta Days (since 1/1/2000)</text:span></text:span><text:span text:style-name="T4"> - Set this value to the number of days that have occurred since January 1, 2000: 8976.</text:span></text:p>
        </text:list-item>
        <text:list-item>
          <text:p text:style-name="P6"><text:span text:style-name="Strong_20_Emphasis"><text:span text:style-name="T4">UTC Seconds Since Midnight/2</text:span></text:span><text:span text:style-name="T4"> - If you are using a custom unique time based stamp for your version number, this gives you the most granularity to a single day. The number has to be divided by 2 so it doesn't overflow the max value.</text:span></text:p>
        </text:list-item>
      </text:list>
      <text:p text:style-name="P9">*<text:span text:style-name="T5">There is an exception to this rule when Increment On Demand w/Reset (Obsolete) is used it will reset this value if you choose Build New Version</text:span></text:p>
      <text:p text:style-name="P9">**<text:span text:style-name="T5">This value will overflow in 2065. Since it is very useful and there are limited alternatives that work as well as this one, we are continuing to use it and even recommend using it, however, we may change it's functionality at some point such that it does not overflow in 2065. The overflow itself is not a security issue, however. It will only cause a build error.</text:span></text:p>
      <text:h text:style-name="P19" text:outline-level="3"><text:bookmark text:name="user-content-custom-semantic-version-(beta%2Fpro)"/>Custom Semantic Version (BETA/PRO)</text:h>
      <text:p text:style-name="P9">Semantic Versioning is typically used for 'packaging' the results of a build for use in a manifest file or as a 'published package' of your product. Therefore Semantic Versioning leverages the other version attributes by letting you choose which of those you want to use for your Major/Minor numbers, and independently does it's own incrementation on the Patch and Pre-Release numbers.</text:p>
      <text:p text:style-name="P10"><draw:frame draw:style-name="fr1" draw:name="graphics3" text:anchor-type="as-char" svg:width="5.4583in" svg:height="1.0209in" draw:z-index="2"><draw:image xlink:href="https://precisioninfinity.gallerycdn.vsassets.io/extensions/precisioninfinity/automaticversions/1.11.50/1522599056397/image__1.png" xlink:type="simple" xlink:show="embed" xlink:actuate="onLoad"/><svg:title>image__1.png</svg:title></draw:frame></text:p>
      <text:list xml:id="list5753776121454249342" text:style-name="L7">
        <text:list-item>
          <text:p text:style-name="P13"><text:span text:style-name="Strong_20_Emphasis"><text:span text:style-name="T1">Major/Minor settings</text:span></text:span><text:span text:style-name="T1"> - Set to use AssemblyVersion, AssemblyFileVersion, or Set Manually. To set manually, open the AssemblyInfo file (for Full .Net) or the project properties (for .Net Standard/Core) and manually set the major and minor values.</text:span></text:p>
        </text:list-item>
        <text:list-item>
          <text:p text:style-name="P13"><text:span text:style-name="Strong_20_Emphasis"><text:span text:style-name="T1">Patch settings</text:span></text:span><text:span text:style-name="T1"> - This will increment the Patch number based on the incrementation settings. Increment Once is available for when you switch to a 'pre-release' version of the product, you will typically want the Patch number to Increment Once for the start of your pre-release cycle. After incrementing once, this setting will automatically update to None (whereby Pre-Release will be doing the incrementation).</text:span></text:p>
        </text:list-item>
        <text:list-item>
          <text:p text:style-name="P7"><text:span text:style-name="Strong_20_Emphasis"><text:span text:style-name="T1">Pre-Release (optional)</text:span></text:span><text:span text:style-name="T1"> - Set to alpha, beta, preview, rc, or N/A (release). If you set a pre-release, then Patch will automatically change to "increment once" for you and the prerelease will increment instead starting with alpha, then alpha-01, alpha-02, etc. When you set this to (N/A release) then Patch will be automatically changed to Increment w/AutoReset for you.</text:span></text:p>
        </text:list-item>
      </text:list>
      <text:h text:style-name="P19" text:outline-level="3"><text:bookmark text:name="user-content-advanced%3A"/><text:soft-page-break/>Advanced:</text:h>
      <text:list xml:id="list5220347601560451141" text:style-name="L8">
        <text:list-item>
          <text:p text:style-name="P14"><text:span text:style-name="Strong_20_Emphasis"><text:span text:style-name="T1">Event Logging</text:span></text:span><text:span text:style-name="T1"> - Let's you enable/disable logging of Automatic Version events. (e.g. "Upgraded from version x -&gt; y")</text:span></text:p>
        </text:list-item>
        <text:list-item>
          <text:p text:style-name="P14"><text:span text:style-name="Strong_20_Emphasis"><text:span text:style-name="T1">AssemblyInfo Location (optional)</text:span></text:span><text:span text:style-name="T1"> - Specifies a custom location of the AssemblyInfo class file. The default location is in the Properties folder.</text:span></text:p>
        </text:list-item>
        <text:list-item>
          <text:p text:style-name="P8"><text:span text:style-name="Strong_20_Emphasis"><text:span text:style-name="T1">Primary Version Type</text:span></text:span><text:span text:style-name="T1"> - Setting this option to a value other than </text:span><text:span text:style-name="Strong_20_Emphasis"><text:span text:style-name="T1">None</text:span></text:span><text:span text:style-name="T1"> will store the selected attribute's value as a MSBuild property named "AssemblyVersions". This allows developers to use a custom build process without needing to parse the version number from a text file or the AssemblyInfo source file.</text:span></text:p>
        </text:list-item>
      </text:list>
      <text:h text:style-name="P18" text:outline-level="2"><text:bookmark text:name="user-content-usage"/>Usage</text:h>
      <text:p text:style-name="P9">To configure Automatic Versions, go to the Tools Menu -&gt; Automatic Versions Settings<text:line-break/>Each time you build your project, the versioning will automatically change.</text:p>
      <text:p text:style-name="P9">To use the "On Demand" version options, right click on the project and choose "Build New Version" to increment all "On Demand" settings, or use "Build New Major Version" or "Build New Minor Version" to just increment the settings that have "On Demand" set for Major or Minor respectively.</text:p>
      <text:p text:style-name="Text_20_body"><text:line-break/></text:p>
      <text:p text:style-name="Text_20_body"><text:a xlink:type="simple" xlink:href="https://marketplace.visualstudio.com/items?itemName=PrecisionInfinity.AutomaticVersions" text:style-name="Internet_20_link" text:visited-style-name="Visited_20_Internet_20_Link">https://marketplace.visualstudio.com/items?itemName=PrecisionInfinity.AutomaticVersions</text:a></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OpenSymbol" svg:font-family="OpenSymbol"/>
    <style:font-face style:name="Segoe UI" svg:font-family="'Segoe UI', 'Segoe UI Web (West European)', 'Segoe UI', apple-system, BlinkMacSystemFont, Roboto, 'Helvetica Neue',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owell</meta:initial-creator>
    <meta:creation-date>2018-06-23T12:11:20.57</meta:creation-date>
    <meta:generator>OpenOffice/4.1.3$Win32 OpenOffice.org_project/413m1$Build-9783</meta:generator>
    <dc:date>2018-06-23T13:37:50.67</dc:date>
    <dc:creator>Michael Powell</dc:creator>
    <meta:editing-duration>PT1H26M26S</meta:editing-duration>
    <meta:editing-cycles>13</meta:editing-cycles>
    <meta:document-statistic meta:table-count="0" meta:image-count="3" meta:object-count="0" meta:page-count="4" meta:paragraph-count="61" meta:word-count="1454" meta:character-count="9224"/>
  </office:meta>
</office:document-meta>
</file>